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3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min-height="1.55cm" fo:min-width="14.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85cm" fo:min-width="5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95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25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271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0.38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55cm" fo:min-width="34.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2.3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5.874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Inconsolata" fo:font-size="22pt" style:font-size-asian="22pt" style:font-size-complex="22pt"/>
    </style:style>
    <style:style style:name="P2" style:family="paragraph">
      <style:text-properties style:font-name="Inconsolat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1.8cm" svg:x="1.4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4.8cm" svg:height="1.9cm" svg:x="2cm" svg:y="10.7cm">
          <text:p text:style-name="P1">Open vSwitch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2.03cm" svg:y="1.161cm">
          <draw:text-box>
            <text:p text:style-name="P2">KVM1</text:p>
          </draw:text-box>
        </draw:frame>
        <draw:custom-shape draw:style-name="gr4" draw:text-style-name="P1" draw:layer="layout" svg:width="6.1cm" svg:height="4.2cm" svg:x="4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4.74cm" svg:y="3.1cm">
          <draw:text-box>
            <text:p text:style-name="P2">LXC1</text:p>
          </draw:text-box>
        </draw:frame>
        <draw:custom-shape draw:style-name="gr5" draw:text-style-name="P1" xml:id="id2" draw:id="id2" draw:layer="layout" svg:width="2.5cm" svg:height="1.3cm" svg:x="5.8cm" svg:y="6.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9cm" svg:height="1.3cm" svg:x="5.1cm" svg:y="4.7cm">
          <text:p text:style-name="P1">dh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7.05cm" svg:y1="6cm" svg:x2="7.05cm" svg:y2="6.9cm" draw:start-shape="id1" draw:start-glue-point="2" draw:end-shape="id2" draw:end-glue-point="0" svg:d="M7050 6000v900" svg:viewBox="0 0 1 901">
          <text:p/>
        </draw:connector>
        <draw:custom-shape draw:style-name="gr4" draw:text-style-name="P1" draw:layer="layout" svg:width="6.1cm" svg:height="4.2cm" svg:x="10.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11.54cm" svg:y="3.1cm">
          <draw:text-box>
            <text:p text:style-name="P2">LXC2</text:p>
          </draw:text-box>
        </draw:frame>
        <draw:custom-shape draw:style-name="gr5" draw:text-style-name="P1" xml:id="id4" draw:id="id4" draw:layer="layout" svg:width="2.5cm" svg:height="1.3cm" svg:x="12.6cm" svg:y="6.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9cm" svg:height="1.3cm" svg:x="11.9cm" svg:y="4.7cm">
          <text:p text:style-name="P1">dh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85cm" svg:y1="6cm" svg:x2="13.85cm" svg:y2="6.9cm" draw:start-shape="id3" draw:start-glue-point="2" draw:end-shape="id4" draw:end-glue-point="0" svg:d="M13850 6000v900" svg:viewBox="0 0 1 901">
          <text:p/>
        </draw:connector>
        <draw:custom-shape draw:style-name="gr8" draw:text-style-name="P1" xml:id="id5" draw:id="id5" draw:layer="layout" svg:width="5.538cm" svg:height="1.3cm" svg:x="4.7cm" svg:y="10.1cm">
          <text:p text:style-name="P1">veth_kvm1lxc1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538cm" svg:height="1.3cm" svg:x="10.7cm" svg:y="10.1cm">
          <text:p text:style-name="P1">veth_kvm1lxc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2.6cm" svg:y="10.1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2.5cm" svg:height="1.3cm" svg:x="8.7cm" svg:y="12.6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5cm" svg:height="1.3cm" svg:x="17.8cm" svg:y="12.6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4.682cm" svg:height="1.3cm" svg:x="20cm" svg:y="8.3cm">
          <text:p text:style-name="P1">vnet-vnm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4.982cm" svg:height="1.3cm" svg:x="20.518cm" svg:y="10.9cm">
          <text:p text:style-name="P1">vnet-web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3.997cm" svg:height="1.3cm" svg:x="19.5cm" svg:y="5.7cm">
          <text:p text:style-name="P1">vnet-v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7.05cm" svg:y1="8.2cm" svg:x2="7.469cm" svg:y2="10.1cm" draw:start-shape="id2" draw:start-glue-point="2" draw:end-shape="id5" draw:end-glue-point="0" svg:d="M7050 8200c0 1425 419 475 419 1900" svg:viewBox="0 0 420 1901">
          <text:p/>
        </draw:connector>
        <draw:connector draw:style-name="gr13" draw:text-style-name="P1" draw:layer="layout" draw:type="curve" svg:x1="13.85cm" svg:y1="8.2cm" svg:x2="13.469cm" svg:y2="10.1cm" draw:start-shape="id4" draw:start-glue-point="2" draw:end-shape="id6" draw:end-glue-point="0" svg:d="M13850 8200c0 1425-381 475-381 1900" svg:viewBox="0 0 382 1901">
          <text:p/>
        </draw:connector>
        <draw:connector draw:style-name="gr13" draw:text-style-name="P1" draw:layer="layout" draw:type="curve" svg:x1="16.8cm" svg:y1="11.65cm" svg:x2="19.5cm" svg:y2="6.35cm" draw:start-shape="id7" draw:start-glue-point="1" draw:end-shape="id8" draw:end-glue-point="3" svg:d="M16800 11650c2025 0 675-5300 2700-5300" svg:viewBox="0 0 2701 5301">
          <text:p/>
        </draw:connector>
        <draw:connector draw:style-name="gr13" draw:text-style-name="P1" draw:layer="layout" draw:type="curve" svg:x1="21.498cm" svg:y1="7cm" svg:x2="22.341cm" svg:y2="8.3cm" draw:start-shape="id8" draw:start-glue-point="2" draw:end-shape="id9" draw:end-glue-point="0" svg:d="M21498 7000c0 976 843 327 843 1300" svg:viewBox="0 0 844 1301">
          <text:p/>
        </draw:connector>
        <draw:connector draw:style-name="gr13" draw:text-style-name="P1" draw:layer="layout" draw:type="curve" svg:x1="22.341cm" svg:y1="9.6cm" svg:x2="23.009cm" svg:y2="10.9cm" draw:start-shape="id9" draw:end-shape="id10" svg:d="M22341 9600c0 976 668 327 668 1300" svg:viewBox="0 0 669 1301">
          <text:p/>
        </draw:connector>
        <draw:connector draw:style-name="gr13" draw:text-style-name="P1" draw:layer="layout" draw:type="curve" svg:x1="20cm" svg:y1="8.95cm" svg:x2="19.05cm" svg:y2="12.6cm" draw:start-shape="id9" draw:start-glue-point="3" draw:end-shape="id11" draw:end-glue-point="0" svg:d="M20000 8950c-634 0-950 1216-950 3650" svg:viewBox="0 0 951 3651">
          <text:p/>
        </draw:connector>
        <draw:custom-shape draw:style-name="gr14" draw:text-style-name="P1" draw:layer="layout" svg:width="5.196cm" svg:height="1.3cm" svg:x="20.2cm" svg:y="2.2cm">
          <text:p text:style-name="P1">mysq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96cm" svg:height="1.3cm" svg:x="20.204cm" svg:y="3.8cm">
          <text:p text:style-name="P1">redis-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0.982cm" svg:height="11.8cm" svg:x="26.618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4.8cm" svg:height="1.9cm" svg:x="32.118cm" svg:y="10.7cm">
          <text:p text:style-name="P1">Open vSwitch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27.448cm" svg:y="1.161cm">
          <draw:text-box>
            <text:p text:style-name="P2">KVM2</text:p>
          </draw:text-box>
        </draw:frame>
        <draw:custom-shape draw:style-name="gr4" draw:text-style-name="P1" draw:layer="layout" svg:width="6.1cm" svg:height="4.2cm" svg:x="34.1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34.858cm" svg:y="3.1cm">
          <draw:text-box>
            <text:p text:style-name="P2">LXC1</text:p>
          </draw:text-box>
        </draw:frame>
        <draw:custom-shape draw:style-name="gr5" draw:text-style-name="P1" xml:id="id13" draw:id="id13" draw:layer="layout" svg:width="2.5cm" svg:height="1.3cm" svg:x="35.918cm" svg:y="6.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3.9cm" svg:height="1.3cm" svg:x="35.218cm" svg:y="4.7cm">
          <text:p text:style-name="P1">dh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7.168cm" svg:y1="6cm" svg:x2="37.168cm" svg:y2="6.9cm" draw:start-shape="id12" draw:start-glue-point="2" draw:end-shape="id13" draw:end-glue-point="0" svg:d="M37168 6000v900" svg:viewBox="0 0 1 901">
          <text:p/>
        </draw:connector>
        <draw:custom-shape draw:style-name="gr4" draw:text-style-name="P1" draw:layer="layout" svg:width="6.1cm" svg:height="4.2cm" svg:x="40.9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41.658cm" svg:y="3.1cm">
          <draw:text-box>
            <text:p text:style-name="P2">LXC2</text:p>
          </draw:text-box>
        </draw:frame>
        <draw:custom-shape draw:style-name="gr5" draw:text-style-name="P1" xml:id="id15" draw:id="id15" draw:layer="layout" svg:width="2.5cm" svg:height="1.3cm" svg:x="42.718cm" svg:y="6.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9cm" svg:height="1.3cm" svg:x="42.018cm" svg:y="4.7cm">
          <text:p text:style-name="P1">dh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3.968cm" svg:y1="6cm" svg:x2="43.968cm" svg:y2="6.9cm" draw:start-shape="id14" draw:start-glue-point="2" draw:end-shape="id15" draw:end-glue-point="0" svg:d="M43968 6000v900" svg:viewBox="0 0 1 901">
          <text:p/>
        </draw:connector>
        <draw:custom-shape draw:style-name="gr8" draw:text-style-name="P1" xml:id="id16" draw:id="id16" draw:layer="layout" svg:width="5.538cm" svg:height="1.3cm" svg:x="34.818cm" svg:y="10.1cm">
          <text:p text:style-name="P1">veth_kvm2lxc1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5.538cm" svg:height="1.3cm" svg:x="40.818cm" svg:y="10.1cm">
          <text:p text:style-name="P1">veth_kvm2lxc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32.718cm" svg:y="10.1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2.5cm" svg:height="1.3cm" svg:x="38.818cm" svg:y="12.6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2.5cm" svg:height="1.3cm" svg:x="27.721cm" svg:y="12.6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3.9cm" svg:height="1.3cm" svg:x="27cm" svg:y="5.7cm">
          <text:p text:style-name="P1">vnet-v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7.168cm" svg:y1="8.2cm" svg:x2="37.587cm" svg:y2="10.1cm" draw:start-shape="id13" draw:start-glue-point="2" draw:end-shape="id16" draw:end-glue-point="0" svg:d="M37168 8200c0 1425 419 475 419 1900" svg:viewBox="0 0 420 1901">
          <text:p/>
        </draw:connector>
        <draw:connector draw:style-name="gr13" draw:text-style-name="P1" draw:layer="layout" draw:type="curve" svg:x1="43.968cm" svg:y1="8.2cm" svg:x2="43.587cm" svg:y2="10.1cm" draw:start-shape="id15" draw:start-glue-point="2" draw:end-shape="id17" draw:end-glue-point="0" svg:d="M43968 8200c0 1425-381 475-381 1900" svg:viewBox="0 0 382 1901">
          <text:p/>
        </draw:connector>
        <draw:connector draw:style-name="gr13" draw:text-style-name="P1" draw:layer="layout" draw:type="curve" svg:x1="28.95cm" svg:y1="7cm" svg:x2="28.971cm" svg:y2="12.6cm" draw:start-shape="id18" draw:start-glue-point="2" draw:end-shape="id19" svg:d="M28950 7000c0 4201 21 1402 21 5600" svg:viewBox="0 0 22 5601">
          <text:p/>
        </draw:connector>
        <draw:custom-shape draw:style-name="gr16" draw:text-style-name="P1" draw:layer="layout" svg:width="34.9cm" svg:height="5.9cm" svg:x="6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cm" svg:height="1.139cm" svg:x="7.34cm" svg:y="14.9cm">
          <draw:text-box>
            <text:p text:style-name="P2">Host</text:p>
          </draw:text-box>
        </draw:frame>
        <draw:custom-shape draw:style-name="gr8" draw:text-style-name="P1" draw:layer="layout" svg:width="5.538cm" svg:height="1.3cm" svg:x="21.2cm" svg:y="19.3cm">
          <text:p text:style-name="P1">vnet_ovs_br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38cm" svg:height="1.3cm" svg:x="21.2cm" svg:y="17.4cm">
          <text:p text:style-name="P1">vnet_mng_br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8cm" svg:y="20.4cm">
          <text:p text:style-name="P1">eth0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9.95cm" svg:y1="13.9cm" svg:x2="14.8cm" svg:y2="19.75cm" draw:start-shape="id20" draw:start-glue-point="2" draw:end-shape="id21" draw:end-glue-point="3" svg:d="M9950 13900c0 3900 1616 5850 4850 5850" svg:viewBox="0 0 4851 5851">
          <text:p/>
        </draw:connector>
        <draw:connector draw:style-name="gr13" draw:text-style-name="P1" draw:layer="layout" draw:type="curve" svg:x1="40.068cm" svg:y1="13.9cm" svg:x2="33.1cm" svg:y2="19.75cm" draw:start-shape="id22" draw:start-glue-point="2" draw:end-shape="id23" draw:end-glue-point="1" svg:d="M40068 13900c0 3900-2322 5850-6968 5850" svg:viewBox="0 0 6969 5851">
          <text:p/>
        </draw:connector>
        <draw:connector draw:style-name="gr13" draw:text-style-name="P1" draw:layer="layout" draw:type="curve" svg:x1="19.05cm" svg:y1="13.9cm" svg:x2="20.4cm" svg:y2="16.3cm" draw:start-shape="id11" draw:start-glue-point="2" draw:end-shape="id24" svg:d="M19050 13900c0 1800 1350 600 1350 2400" svg:viewBox="0 0 1351 2401">
          <text:p/>
        </draw:connector>
        <draw:connector draw:style-name="gr13" draw:text-style-name="P1" draw:layer="layout" draw:type="curve" svg:x1="28.971cm" svg:y1="13.9cm" svg:x2="27.3cm" svg:y2="16.3cm" draw:start-shape="id19" draw:start-glue-point="2" draw:end-shape="id25" svg:d="M28971 13900c0 1800-1671 600-1671 2400" svg:viewBox="0 0 1672 2401">
          <text:p/>
        </draw:connector>
        <draw:custom-shape draw:style-name="gr17" draw:text-style-name="P1" draw:layer="layout" svg:width="2.9cm" svg:height="1.3cm" svg:x="10.9cm" svg:y="20.4cm">
          <text:p text:style-name="P1">wlan0</text:p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6.6cm" svg:height="1.3cm" svg:x="14.8cm" svg:y="19.1cm">
          <text:p text:style-name="P2">kemu310-14310-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3" draw:id="id23" draw:layer="layout" svg:width="6.6cm" svg:height="1.3cm" svg:x="26.5cm" svg:y="19.1cm">
          <text:p text:style-name="P2">kemu311-14311-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5" draw:id="id25" draw:layer="layout" svg:width="6.6cm" svg:height="1.3cm" svg:x="24cm" svg:y="16.3cm">
          <text:p text:style-name="P2">????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4" draw:id="id24" draw:layer="layout" svg:width="6.6cm" svg:height="1.3cm" svg:x="17.1cm" svg:y="16.3cm">
          <text:p text:style-name="P2">????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0.9cm" svg:y1="6.35cm" svg:x2="32.118cm" svg:y2="11.65cm" draw:start-shape="id18" draw:start-glue-point="1" draw:end-shape="id26" draw:end-glue-point="3" svg:d="M30900 6350c915 0 306 5300 1218 5300" svg:viewBox="0 0 1219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9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4-10-16T21:45:14.391430461</dc:date>
    <meta:editing-duration>PT1H7M4S</meta:editing-duration>
    <meta:editing-cycles>43</meta:editing-cycles>
    <meta:generator>LibreOffice/4.3.3.1.0$Linux_X86_64 LibreOffice_project/430m0$Build-1</meta:generator>
    <meta:document-statistic meta:object-count="66"/>
  </office:meta>
</office:document-meta>
</file>